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D00000140736F47C6F24C359C.png" manifest:media-type="image/png"/>
  <manifest:file-entry manifest:full-path="Pictures/100000010000027E0000014E9E11D32F81251E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5cm" svg:height="5.497cm" svg:x="2.25cm" svg:y="2.5cm">
          <draw:image xlink:href="Pictures/100000010000027E0000014E9E11D32F81251E62.png" xlink:type="simple" xlink:show="embed" xlink:actuate="onLoad" draw:mime-type="image/png">
            <text:p/>
          </draw:image>
        </draw:frame>
        <draw:frame draw:style-name="gr1" draw:text-style-name="P1" draw:layer="layout" svg:width="10.75cm" svg:height="5.4cm" svg:x="16.5cm" svg:y="2.5cm">
          <draw:image xlink:href="Pictures/100000010000027D00000140736F47C6F24C35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8T17:18:44.065104395</meta:creation-date>
    <dc:date>2024-08-28T17:20:23.422505124</dc:date>
    <meta:editing-duration>PT1M39S</meta:editing-duration>
    <meta:editing-cycles>1</meta:editing-cycles>
    <meta:document-statistic meta:object-count="2"/>
    <meta:generator>LibreOffice/7.3.7.2$Linux_X86_64 LibreOffice_project/30$Build-2</meta:generator>
  </office:meta>
</office:document-meta>
</file>